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ddf" officeooo:paragraph-rsid="0018cdd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in" fo:margin-right="0in" fo:margin-top="0in" fo:margin-bottom="0in" fo:line-height="100%" fo:text-indent="0in"/>
    </style:style>
    <style:style style:name="P6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479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1.0882in" fo:min-width="0.968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799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799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799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799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4.5736in" fo:min-width="6.0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2165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2161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1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2165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1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1.2165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_relative_floorplan -place grid_clb_1__1_ -ref_type core_boundary -horizontal_edge_separate {3 <text:s/>5 <text:s/>3} -vertical_edge_separate {0 <text:s/>5 <text:s/>0}</text:p>
      <text:p text:style-name="Standard"/>
      <text:p text:style-name="Standard"><draw:g text:anchor-type="paragraph" draw:z-index="0" draw:name="Shape1" draw:style-name="gr3"><draw:custom-shape draw:style-name="gr9" draw:text-style-name="P4" svg:width="6.2504in" svg:height="4.6724in" svg:x="0.0508in" svg:y="0.0339in"><text:p/><draw:enhanced-geometry svg:viewBox="0 0 21600 21600" draw:type="rectangle" draw:enhanced-path="M 0 0 L 21600 0 21600 21600 0 21600 0 0 Z N"/></draw:custom-shape><draw:frame draw:style-name="gr10" draw:text-style-name="P6" svg:width="0.9807in" svg:height="1.3157in" svg:x="0.0508in" svg:y="1.7504in"><draw:text-box><text:p text:style-name="P5"><text:span text:style-name="T1">0</text:span></text:p></draw:text-box></draw:frame><draw:frame draw:style-name="gr11" draw:text-style-name="P6" svg:width="0.9831in" svg:height="1.315in" svg:x="2.2827in" svg:y="0.2409in"><draw:text-box><text:p text:style-name="P5"><text:span text:style-name="T1">1</text:span></text:p></draw:text-box></draw:frame><draw:frame draw:style-name="gr12" draw:text-style-name="P6" svg:width="0.9835in" svg:height="1.3157in" svg:x="5.0492in" svg:y="1.5484in"><draw:text-box><text:p text:style-name="P5"><text:span text:style-name="T1">2</text:span></text:p></draw:text-box></draw:frame><draw:frame draw:style-name="gr13" draw:text-style-name="P6" svg:width="0.9831in" svg:height="1.3157in" svg:x="2.9083in" svg:y="3.6067in"><draw:text-box><text:p text:style-name="P5"><text:span text:style-name="T1">3</text:span></text:p></draw:text-box></draw:frame></draw:g><draw:g text:anchor-type="paragraph" draw:z-index="1" draw:name="Shape1_0" draw:style-name="gr3"><draw:custom-shape draw:style-name="gr4" draw:text-style-name="P4" svg:width="1.1657in" svg:height="1.187in" svg:x="0.552in" svg:y="2.9063in"><text:p/><draw:enhanced-geometry svg:viewBox="0 0 21600 21600" draw:type="rectangle" draw:enhanced-path="M 0 0 L 21600 0 21600 21600 0 21600 0 0 Z N"/></draw:custom-shape><draw:frame draw:style-name="gr5" draw:text-style-name="P6" svg:width="0.1831in" svg:height="0.6787in" svg:x="0.552in" svg:y="3.3425in"><draw:text-box><text:p text:style-name="P5"><text:span text:style-name="T1">0</text:span></text:p></draw:text-box></draw:frame><draw:frame draw:style-name="gr6" draw:text-style-name="P6" svg:width="0.1835in" svg:height="0.6787in" svg:x="0.9681in" svg:y="2.9591in"><draw:text-box><text:p text:style-name="P5"><text:span text:style-name="T1">1</text:span></text:p></draw:text-box></draw:frame><draw:frame draw:style-name="gr7" draw:text-style-name="P6" svg:width="0.1835in" svg:height="0.6787in" svg:x="1.4839in" svg:y="3.2917in"><draw:text-box><text:p text:style-name="P5"><text:span text:style-name="T1">2</text:span></text:p></draw:text-box></draw:frame><draw:frame draw:style-name="gr8" draw:text-style-name="P6" svg:width="0.1835in" svg:height="0.6787in" svg:x="1.0854in" svg:y="3.8138in"><draw:text-box><text:p text:style-name="P5"><text:span text:style-name="T1">3</text:span></text:p></draw:text-box></draw:frame></draw:g><draw:frame text:anchor-type="paragraph" draw:z-index="2" draw:name="Shape2" draw:style-name="gr2" draw:text-style-name="P3" svg:width="0.4394in" svg:height="0.4795in" svg:x="0.1134in" svg:y="3.3673in"><draw:text-box><text:p>5um</text:p></draw:text-box></draw:frame><draw:frame text:anchor-type="paragraph" draw:z-index="3" draw:name="Shape2_0" draw:style-name="gr2" draw:text-style-name="P3" svg:width="0.4394in" svg:height="0.4795in" svg:x="0.6028in" svg:y="4.3118in"><draw:text-box><text:p>5um</text:p></draw:text-box></draw:frame><draw:line text:anchor-type="paragraph" draw:z-index="4" draw:name="Shape3" draw:style-name="gr1" draw:text-style-name="P2" svg:x1="0.9571in" svg:y1="4.6591in" svg:x2="0.9571in" svg:y2="4.1382in"><text:p/></draw:line><draw:line text:anchor-type="paragraph" draw:z-index="5" draw:name="Shape3_0" draw:style-name="gr1" draw:text-style-name="P2" svg:x1="0.5524in" svg:y1="3.7217in" svg:x2="0.0508in" svg:y2="3.7217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the annotation is like ==&gt; grid_clb_cloumn__row_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5-07-13T19:11:07.372380945</meta:creation-date>
    <dc:date>2025-07-13T19:20:51.389816773</dc:date>
    <meta:editing-duration>PT9M4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" meta:word-count="19" meta:character-count="189" meta:non-whitespace-character-count="168"/>
  </office:meta>
</office:document-meta>
</file>